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6pt"/>
    </style:style>
    <style:style style:name="co2" style:family="table-column">
      <style:table-column-properties fo:break-before="auto" style:column-width="118.26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16" table:default-cell-style-name="Default"/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Move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MOV</text:p>
          </table:table-cell>
          <table:covered-table-cell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Move High to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MOV</text:p>
          </table:table-cell>
          <table:covered-table-cell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Move Low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MOV</text:p>
          </table:table-cell>
          <table:covered-table-cell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Move High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MOV</text:p>
          </table:table-cell>
          <table:covered-table-cell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 table:number-columns-spanned="3" table:number-rows-spanned="1">
            <text:p>#3bit_ImmOffse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Low and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High to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ADD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Low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ADD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High to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ADD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Add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ADD</text:p>
          </table:table-cell>
          <table:covered-table-cell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Add Value to 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 table:number-columns-spanned="7" table:number-rows-spanned="1">
            <text:p>#7bit_ImmOffset</text:p>
          </table:table-cell>
          <table:covered-table-cell table:number-columns-repeated="6"/>
          <table:table-cell/>
        </table:table-row>
        <table:table-row table:style-name="ro1">
          <table:table-cell/>
          <table:table-cell office:value-type="string" calcext:value-type="string">
            <text:p>Add with Ca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ADD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Subtrac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 table:number-columns-spanned="3" table:number-rows-spanned="1">
            <text:p>#3bit_ImmOffset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Subtract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SUB</text:p>
          </table:table-cell>
          <table:covered-table-cell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Subtract with Ca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SUB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Neg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NEG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Multip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MUL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Compare Low and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Compare Low and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Compare High and 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Compare High and 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 table:style-name="ce1"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 table:number-columns-spanned="3" table:number-rows-spanned="1">
            <text:p>H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Hd</text:p>
          </table:table-cell>
          <table:covered-table-cell table:number-columns-repeated="2" table:style-name="ce1"/>
          <table:table-cell/>
        </table:table-row>
        <table:table-row table:style-name="ro1">
          <table:table-cell/>
          <table:table-cell office:value-type="string" calcext:value-type="string">
            <text:p>Compare Nega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CMN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Compare Immedia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2" table:number-rows-spanned="1">
            <text:p>CMP</text:p>
          </table:table-cell>
          <table:covered-table-cell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 table:style-name="ce1" office:value-type="string" calcext:value-type="string" table:number-columns-spanned="8" table:number-rows-spanned="1">
            <text:p>#8bit_ImmOffse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AND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E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EOR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ORR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Bit Cle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BIC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Move N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MVN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Test B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TST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hift/Rotate</text:p>
          </table:table-cell>
          <table:table-cell office:value-type="string" calcext:value-type="string">
            <text:p>Logical Shift Lef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 table:number-columns-spanned="2" table:number-rows-spanned="1">
            <text:p>LSL</text:p>
          </table:table-cell>
          <table:covered-table-cell/>
          <table:table-cell table:style-name="ce1" office:value-type="string" calcext:value-type="string" table:number-columns-spanned="5" table:number-rows-spanned="1">
            <text:p>#5bit_ImmOffset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Logical Shift Righ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 table:number-columns-spanned="2" table:number-rows-spanned="1">
            <text:p>LSR</text:p>
          </table:table-cell>
          <table:covered-table-cell/>
          <table:table-cell table:style-name="ce1" office:value-type="string" calcext:value-type="string" table:number-columns-spanned="5" table:number-rows-spanned="1">
            <text:p>#5bit_ImmOffset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Arithmetic Shift Righ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 table:number-columns-spanned="2" table:number-rows-spanned="1">
            <text:p>ASR</text:p>
          </table:table-cell>
          <table:covered-table-cell/>
          <table:table-cell table:style-name="ce1" office:value-type="string" calcext:value-type="string" table:number-columns-spanned="5" table:number-rows-spanned="1">
            <text:p>#5bit_ImmOffset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 calcext:value-type="string">
            <text:p>Rotate Righ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string" calcext:value-type="string" table:number-columns-spanned="4" table:number-rows-spanned="1">
            <text:p>ROR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R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Conditional:</text:p>
          </table:table-cell>
          <table:table-cell table:number-columns-repeated="4"/>
          <table:table-cell table:style-name="ce1" table:number-columns-spanned="4" table:number-rows-spanned="1"/>
          <table:covered-table-cell table:number-columns-repeated="3"/>
          <table:table-cell table:style-name="ce1" table:number-columns-spanned="8" table:number-rows-spanned="1"/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Z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EQ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Z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NE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CS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C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CC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N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MI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N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PL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V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VS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V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VC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C set and Z cle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HI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C clear and Z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LS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((N set and V set) or (N clear and V clear)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GE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((N set and V clear) or if (N clear and V set)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LT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(Z clear and ((N or V set) or (N or V clear)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GT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if (Z set or ((N set and V clear) or (N clear and V set))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LE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Unconditio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label</text:p>
          </table:table-cell>
          <table:covered-table-cell table:number-columns-repeated="7"/>
          <table:table-cell/>
        </table:table-row>
        <table:table-row table:style-name="ro1">
          <table:table-cell/>
          <table:table-cell office:value-type="string" calcext:value-type="string">
            <text:p>Long branch with link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 table:number-columns-spanned="11" table:number-rows-spanned="1">
            <text:p>label</text:p>
          </table:table-cell>
          <table:covered-table-cell table:number-columns-repeated="10"/>
          <table:table-cell/>
        </table:table-row>
        <table:table-row table:style-name="ro1">
          <table:table-cell/>
          <table:table-cell office:value-type="string" calcext:value-type="string">
            <text:p>Optional state change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 address held in low reg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o address held in Hi re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With immediate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th register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gned 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gned 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C-relativ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P-relativ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ddress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using PC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using SP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ultip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With immediate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th register offset: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ord 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alfwor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P-relativ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ultip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sh/Pop</text:p>
          </table:table-cell>
          <table:table-cell office:value-type="string" calcext:value-type="string">
            <text:p>Push registers on stac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ush LR, and registers onto Stac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registers from stack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Pop registers and PC from sta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ftware Interrupt</text:p>
          </table:table-cell>
          <table:table-cell table:number-columns-repeated="18"/>
        </table:table-row>
        <table:table-row table:style-name="ro1" table:number-rows-repeated="104849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00:27:29.864946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6:06:32.981000000</meta:creation-date>
    <dc:date>2017-03-12T00:57:38.968593836</dc:date>
    <meta:editing-duration>PT6H36M2S</meta:editing-duration>
    <meta:editing-cycles>23</meta:editing-cycles>
    <meta:generator>LibreOffice/5.1.6.2$Linux_X86_64 LibreOffice_project/10m0$Build-2</meta:generator>
    <meta:document-statistic meta:table-count="1" meta:cell-count="507" meta:object-count="0"/>
  </office:meta>
</office:document-meta>
</file>